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pt"/>
    </style:style>
    <style:style style:name="co2" style:family="table-column">
      <style:table-column-properties fo:break-before="auto" style:column-width="140.4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Backlog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number-columns-repeated="8" table:default-cell-style-name="ce2"/>
        <table:table-row table:style-name="ro1">
          <table:table-cell table:style-name="ce1" office:value-type="string" calcext:value-type="string">
            <text:p>TaskID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fine and estimate all tasks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ocument logic view</text:p>
            <text:p>(include classes description)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cument process view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 deployment view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cument implementation view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ocument use cases view</text:p>
            <text:p>(include use case diagram)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Investigate and select</text:p>
            <text:p>Load testing utility</text:p>
            <text:p>(document rationale)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ocument load testing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o AppEngine tutorial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plement use case 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mplement use case 2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mplement use case 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mplement use case 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mplement use case 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reate web interface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erform load testing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Investigate NoSQL storage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 style:data-style-name="N2" text:time-value="19:56:58.5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33S</meta:editing-duration>
    <meta:editing-cycles>5</meta:editing-cycles>
    <meta:generator>LibreOffice/4.4.0.3$Windows_x86 LibreOffice_project/de093506bcdc5fafd9023ee680b8c60e3e0645d7</meta:generator>
    <dc:date>2015-10-19T20:15:08.186000000</dc:date>
    <meta:document-statistic meta:table-count="1" meta:cell-count="62" meta:object-count="0"/>
    <meta:user-defined meta:name="Info 1"/>
    <meta:user-defined meta:name="Info 2"/>
    <meta:user-defined meta:name="Info 3"/>
    <meta:user-defined meta:name="Info 4"/>
  </office:meta>
</office:document-meta>
</file>